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34384" officeooo:paragraph-rsid="0003438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bold" officeooo:rsid="00034384" officeooo:paragraph-rsid="00034384" style:font-size-asian="22.75pt" style:font-weight-asian="bold" style:font-size-complex="26pt" style:font-weight-complex="bold"/>
    </style:style>
    <style:style style:name="P3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5" style:family="paragraph" style:parent-style-name="Heading_20_2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bold" officeooo:rsid="00034384" officeooo:paragraph-rsid="00034384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7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34384" officeooo:paragraph-rsid="00034384"/>
    </style:style>
    <style:style style:name="P9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6b547" officeooo:paragraph-rsid="0006b547"/>
    </style:style>
    <style:style style:name="P1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1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apple-system1"/>
    </style:style>
    <style:style style:name="P12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1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04f5dd"/>
    </style:style>
    <style:style style:name="P1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0643f2"/>
    </style:style>
    <style:style style:name="P1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06b547"/>
    </style:style>
    <style:style style:name="P1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07a591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officeooo:rsid="0004f5dd" fo:background-color="transparent" loext:char-shading-value="0" loext:padding="0cm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officeooo:rsid="000643f2" fo:background-color="transparent" loext:char-shading-value="0" loext:padding="0cm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04f5dd" fo:background-color="transparent" loext:char-shading-value="0" style:font-weight-asian="normal" style:font-weight-complex="normal" loext:padding="0cm" loext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bold" officeooo:rsid="0004f5dd" fo:background-color="transparent" loext:char-shading-value="0" style:font-weight-asian="bold" style:font-weight-complex="bold" loext:padding="0cm" loext:border="none"/>
    </style:style>
    <style:style style:name="T6" style:family="text">
      <style:text-properties fo:font-variant="normal" fo:text-transform="none" fo:color="#24292e" fo:letter-spacing="normal" fo:background-color="transparent" loext:char-shading-value="0" loext:padding="0cm" loext:border="none"/>
    </style:style>
    <style:style style:name="T7" style:family="text">
      <style:text-properties fo:font-variant="normal" fo:text-transform="none" fo:color="#24292e" fo:font-size="9.75pt" fo:letter-spacing="normal" fo:font-style="normal" fo:font-weight="normal" officeooo:rsid="0004f5dd" fo:background-color="transparent" loext:char-shading-value="0" loext:padding="0cm" loext:border="none"/>
    </style:style>
    <style:style style:name="T8" style:family="text">
      <style:text-properties fo:font-variant="normal" fo:text-transform="none" fo:color="#24292e" fo:font-size="9.7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24292e" fo:font-size="9.75pt" fo:letter-spacing="normal" fo:font-style="normal" fo:font-weight="normal" officeooo:rsid="0004f5dd" fo:background-color="transparent" loext:char-shading-value="0" style:font-weight-asian="normal" style:font-weight-complex="normal" loext:padding="0cm" loext:border="none"/>
    </style:style>
    <style:style style:name="T10" style:family="text">
      <style:text-properties fo:font-variant="normal" fo:text-transform="none" fo:color="#24292e" fo:font-size="9.75pt" fo:letter-spacing="normal" fo:font-style="normal" fo:font-weight="normal" officeooo:rsid="000643f2" fo:background-color="transparent" loext:char-shading-value="0" loext:padding="0cm" loext:border="none"/>
    </style:style>
    <style:style style:name="T11" style:family="text">
      <style:text-properties fo:font-variant="normal" fo:text-transform="none" fo:color="#24292e" fo:font-size="9.75pt" fo:letter-spacing="normal" fo:font-style="normal" fo:font-weight="bold" officeooo:rsid="02525875" fo:background-color="transparent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24292e" fo:font-size="9.75pt" fo:letter-spacing="normal" fo:font-style="normal" fo:font-weight="bold" officeooo:rsid="0007a591" fo:background-color="transparent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24292e" style:font-name="Liberation Serif" fo:font-size="12pt" fo:letter-spacing="normal" fo:font-style="normal" fo:font-weight="bold" officeooo:rsid="024b788c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24292e" style:font-name="Liberation Serif" fo:font-size="12pt" fo:letter-spacing="normal" fo:font-style="normal" fo:font-weight="bold" officeooo:rsid="0006b54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24292e" style:font-name="Liberation Serif" fo:font-size="12pt" fo:letter-spacing="normal" fo:font-style="normal" fo:font-weight="normal" officeooo:rsid="024b788c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24292e" style:font-name="Liberation Serif" fo:font-size="12pt" fo:letter-spacing="normal" fo:font-style="normal" fo:font-weight="normal" officeooo:rsid="0006b547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fo:color="#24292e" style:font-name="apple-system1" fo:font-size="9.7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24292e" style:font-name="apple-system1" fo:font-size="9.75pt" fo:letter-spacing="normal" fo:font-style="normal" fo:font-weight="normal" officeooo:rsid="0004f5dd" fo:background-color="transparent" loext:char-shading-value="0" style:font-weight-asian="normal" style:font-weight-complex="normal" loext:padding="0cm" loext:border="none"/>
    </style:style>
    <style:style style:name="T19" style:family="text">
      <style:text-properties fo:font-variant="normal" fo:text-transform="none" fo:color="#24292e" style:font-name="apple-system1" fo:font-size="9.75pt" fo:letter-spacing="normal" fo:font-style="normal" fo:font-weight="normal" officeooo:rsid="0007a591" fo:background-color="transparent" loext:char-shading-value="0" style:font-weight-asian="normal" style:font-weight-complex="normal" loext:padding="0cm" loext:border="none"/>
    </style:style>
    <style:style style:name="T20" style:family="text">
      <style:text-properties fo:font-variant="normal" fo:text-transform="none" fo:color="#24292e" style:font-name="apple-system1" fo:font-size="9.75pt" fo:letter-spacing="normal" fo:font-style="normal" fo:font-weight="normal" officeooo:rsid="02525875" fo:background-color="transparent" loext:char-shading-value="0" style:font-weight-asian="normal" style:font-weight-complex="normal" loext:padding="0cm" loext:border="none"/>
    </style:style>
    <style:style style:name="T21" style:family="text">
      <style:text-properties fo:font-variant="normal" fo:text-transform="none" fo:color="#24292e" style:font-name="apple-system1" fo:font-size="9.75pt" fo:letter-spacing="normal" fo:font-style="normal" fo:font-weight="normal" officeooo:rsid="0004f5dd" fo:background-color="transparent" loext:char-shading-value="0" loext:padding="0cm" loext:border="none"/>
    </style:style>
    <style:style style:name="T22" style:family="text">
      <style:text-properties fo:font-variant="normal" fo:text-transform="none" fo:color="#24292e" style:font-name="apple-system1" fo:font-size="9.75pt" fo:letter-spacing="normal" fo:font-style="normal" fo:font-weight="normal" officeooo:rsid="000643f2" fo:background-color="transparent" loext:char-shading-value="0" loext:padding="0cm" loext:border="none"/>
    </style:style>
    <style:style style:name="T23" style:family="text">
      <style:text-properties fo:font-variant="normal" fo:text-transform="none" fo:color="#24292e" style:font-name="apple-system1" fo:font-size="9.75pt" fo:letter-spacing="normal" fo:font-style="normal" fo:font-weight="normal" officeooo:rsid="0006b547" fo:background-color="transparent" loext:char-shading-value="0" loext:padding="0cm" loext:border="none"/>
    </style:style>
    <style:style style:name="T24" style:family="text">
      <style:text-properties fo:font-variant="normal" fo:text-transform="none" fo:color="#24292e" style:font-name="apple-system1" fo:font-size="9.75pt" fo:letter-spacing="normal" fo:font-style="normal" fo:font-weight="normal" officeooo:rsid="0007a591" fo:background-color="transparent" loext:char-shading-value="0" loext:padding="0cm" loext:border="none"/>
    </style:style>
    <style:style style:name="T25" style:family="text">
      <style:text-properties fo:font-variant="normal" fo:text-transform="none" fo:color="#24292e" style:font-name="apple-system1" fo:font-size="9.75pt" fo:letter-spacing="normal" fo:font-style="normal" fo:font-weight="bold" officeooo:rsid="02525875" fo:background-color="transparent" loext:char-shading-value="0" style:font-weight-asian="bold" style:font-weight-complex="bold" loext:padding="0cm" loext:border="none"/>
    </style:style>
    <style:style style:name="T26" style:family="text">
      <style:text-properties fo:font-variant="normal" fo:text-transform="none" fo:color="#24292e" style:font-name="apple-system1" fo:font-size="9.75pt" fo:letter-spacing="normal" fo:font-style="normal" fo:font-weight="bold" officeooo:rsid="0007a591" fo:background-color="transparent" loext:char-shading-value="0" style:font-weight-asian="bold" style:font-weight-complex="bold" loext:padding="0cm" loext:border="none"/>
    </style:style>
    <style:style style:name="T27" style:family="text">
      <style:text-properties fo:font-variant="normal" fo:text-transform="none" fo:color="#24292e" style:font-name="apple-system1" fo:letter-spacing="normal" fo:background-color="transparent" loext:char-shading-value="0" loext:padding="0cm" loext:border="none"/>
    </style:style>
    <style:style style:name="T28" style:family="text">
      <style:text-properties fo:font-variant="normal" fo:text-transform="none" fo:color="#24292e" style:font-name="apple-system1" fo:font-size="12pt" fo:letter-spacing="normal" fo:font-style="normal" fo:font-weight="normal" officeooo:rsid="024b788c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9" style:family="text">
      <style:text-properties fo:font-variant="normal" fo:text-transform="none" fo:color="#24292e" style:font-name="apple-system1" fo:font-size="12pt" fo:letter-spacing="normal" fo:font-style="normal" fo:font-weight="normal" officeooo:rsid="0006b547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24292e" fo:font-size="12pt" fo:letter-spacing="normal" fo:font-style="normal" fo:font-weight="normal" officeooo:rsid="024b788c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24292e" fo:font-size="12pt" fo:letter-spacing="normal" fo:font-style="normal" fo:font-weight="normal" officeooo:rsid="0006b547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2" style:family="text">
      <style:text-properties officeooo:rsid="0006b547"/>
    </style:style>
    <style:style style:name="T33" style:family="text">
      <style:text-properties officeooo:rsid="0007a591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 Ansible</text:p>
      <text:p text:style-name="P2"/>
      <text:h text:style-name="P5" text:outline-level="2">The Assignment</text:h>
      <text:list xml:id="list2031724818546661012" text:style-name="L1">
        <text:list-item>
          <text:p text:style-name="P7">Create and delete ninja directory on host machine</text:p>
          <text:p text:style-name="P8"># ansible main -a "mkdir /tmp/demo"</text:p>
          <text:p text:style-name="P8"># ansible main -a "rmdir /tmp/demo"</text:p>
        </text:list-item>
        <text:list-item>
          <text:p text:style-name="P7">Set hostname on all nodes from remote machine.</text:p>
          <text:p text:style-name="P8"># <text:span text:style-name="T32">ansible all -m command -a “sudo hostname tarun”</text:span></text:p>
        </text:list-item>
        <text:list-item>
          <text:p text:style-name="P7">Fetch os of all nodes and store o/p into a file, use min two different machine of different flavour of os.</text:p>
          <text:p text:style-name="P9"># <text:s/>ansible all -m command -a "cat /etc/os-release &gt; /home/vagrant/os_family"</text:p>
        </text:list-item>
        <text:list-item>
          <text:p text:style-name="P7">Add three group into hosts file through ansible module.</text:p>
        </text:list-item>
      </text:list>
      <text:p text:style-name="P4"><text:span text:style-name="Source_20_Text"><text:span text:style-name="T6"><text:s text:c="5"/></text:span></text:span><text:span text:style-name="Source_20_Text"><text:span text:style-name="T17">Debian ( ip of debian machine)</text:span></text:span></text:p>
      <text:p text:style-name="P6"><text:span text:style-name="Source_20_Text"><text:span text:style-name="T27"><text:s text:c="10"/></text:span></text:span><text:span text:style-name="Source_20_Text"><text:span text:style-name="T17">Centos ( ip of centos machine)</text:span></text:span></text:p>
      <text:p text:style-name="P6"><text:span text:style-name="Source_20_Text"><text:span text:style-name="T27"><text:s text:c="10"/></text:span></text:span><text:span text:style-name="Source_20_Text"><text:span text:style-name="T17">All ( ip of all nodes )</text:span></text:span></text:p>
      <text:p text:style-name="P15"><text:span text:style-name="Source_20_Text"><text:span text:style-name="T17"><text:tab/></text:span></text:span><text:span text:style-name="Source_20_Text"><text:span text:style-name="T18"># </text:span></text:span><text:span text:style-name="Source_20_Text"><text:span text:style-name="T28">ansible localhost -m lineinfile -u root -a "path=/etc/ansible/hosts line=[Debian]\n192.168.33.1</text:span></text:span><text:span text:style-name="Source_20_Text"><text:span text:style-name="T29">9</text:span></text:span><text:span text:style-name="Source_20_Text"><text:span text:style-name="T28">\n[Centos]\n192.168.33.</text:span></text:span><text:span text:style-name="Source_20_Text"><text:span text:style-name="T29">71</text:span></text:span><text:span text:style-name="Source_20_Text"><text:span text:style-name="T28">\n[All]\n192.168.33.1</text:span></text:span><text:span text:style-name="Source_20_Text"><text:span text:style-name="T29">9</text:span></text:span><text:span text:style-name="Source_20_Text"><text:span text:style-name="T28">\n192.168.33.</text:span></text:span><text:span text:style-name="Source_20_Text"><text:span text:style-name="T29">71</text:span></text:span><text:span text:style-name="Source_20_Text"><text:span text:style-name="T28">"</text:span></text:span></text:p>
      <text:h text:style-name="P3" text:outline-level="2"><text:bookmark text:name="user-content-problem-statement-using-adhoc-command"/>Problem statement: Using Adhoc command</text:h>
      <text:p text:style-name="P10">Step 1:</text:p>
      <text:p text:style-name="P4"><text:span text:style-name="Source_20_Text"><text:span text:style-name="T27"><text:s text:c="4"/></text:span></text:span><text:span text:style-name="Source_20_Text"><text:span text:style-name="T17">* Install apache on Debian machine</text:span></text:span></text:p>
      <text:p text:style-name="P4"><text:span text:style-name="Source_20_Text"><text:span text:style-name="T17"><text:tab/></text:span></text:span><text:span text:style-name="Source_20_Text"><text:span text:style-name="T23"># ansible devops -m apt -u root -a “name=apache2 state=present”</text:span></text:span></text:p>
      <text:p text:style-name="P6"><text:span text:style-name="Source_20_Text"><text:span text:style-name="T27"><text:s text:c="4"/></text:span></text:span><text:span text:style-name="Source_20_Text"><text:span text:style-name="T17">* Cross check apache isntalled or not from remote machine</text:span></text:span></text:p>
      <text:p text:style-name="P15"><text:span text:style-name="Source_20_Text"><text:span text:style-name="T23"># </text:span></text:span><text:span text:style-name="Source_20_Text"><text:span text:style-name="T24">ansible devops -m command -a “sudo systemctl status apache2”</text:span></text:span></text:p>
      <text:p text:style-name="P6"><text:span text:style-name="Source_20_Text"><text:span text:style-name="T27"><text:s text:c="4"/></text:span></text:span><text:span text:style-name="Source_20_Text"><text:span text:style-name="T17">* Apache runn <text:s/>on 8082 port</text:span></text:span></text:p>
      <text:p text:style-name="P16"><text:span text:style-name="Source_20_Text"><text:span text:style-name="T24">#</text:span></text:span><text:span text:style-name="Source_20_Text"><text:span text:style-name="T19"> a</text:span></text:span><text:span text:style-name="Source_20_Text"><text:span text:style-name="T20">nsible Debian -m lineinfile -u root -a "path=/etc/apache2/ports.conf regexp='</text:span></text:span><text:span text:style-name="Source_20_Text"><text:span text:style-name="T19">^(.*)l</text:span></text:span><text:span text:style-name="Source_20_Text"><text:span text:style-name="T20">isten 80</text:span></text:span><text:span text:style-name="Source_20_Text"><text:span text:style-name="T19">(.*)$</text:span></text:span><text:span text:style-name="Source_20_Text"><text:span text:style-name="T20">' line='</text:span></text:span><text:span text:style-name="Source_20_Text"><text:span text:style-name="T19">l</text:span></text:span><text:span text:style-name="Source_20_Text"><text:span text:style-name="T20">isten 8082'</text:span></text:span><text:span text:style-name="Source_20_Text"><text:span text:style-name="T25">"</text:span></text:span></text:p>
      <text:p text:style-name="P6"><text:span text:style-name="Source_20_Text"><text:span text:style-name="T27"><text:s text:c="4"/></text:span></text:span><text:span text:style-name="Source_20_Text"><text:span text:style-name="T17">* Create two virtual host</text:span></text:span></text:p>
      <text:p text:style-name="P6"><text:span text:style-name="Source_20_Text"><text:span text:style-name="T27"><text:s text:c="4"/></text:span></text:span><text:span text:style-name="Source_20_Text"><text:span text:style-name="T17">* Restart apachefrom remote machine</text:span></text:span></text:p>
      <text:p text:style-name="P13"><text:span text:style-name="Source_20_Text"><text:span text:style-name="T21"># ansible </text:span></text:span></text:p>
      <text:p text:style-name="P10"><text:soft-page-break/>Step2:</text:p>
      <text:p text:style-name="P4"><text:span text:style-name="Source_20_Text"><text:span text:style-name="T27"><text:s text:c="3"/></text:span></text:span><text:span text:style-name="Source_20_Text"><text:span text:style-name="T17">* Install nginx on centos machine</text:span></text:span></text:p>
      <text:p text:style-name="P6"><text:span text:style-name="Source_20_Text"><text:span text:style-name="T27"><text:s text:c="3"/></text:span></text:span><text:span text:style-name="Source_20_Text"><text:span text:style-name="T17">* Nginx run on 8080 port.</text:span></text:span></text:p>
      <text:p text:style-name="P13"><text:span text:style-name="Source_20_Text"><text:span text:style-name="T21"># ansible centos -m yum -a “name=epel-release state=present”</text:span></text:span></text:p>
      <text:p text:style-name="P13"><text:span text:style-name="Source_20_Text"><text:span text:style-name="T21"># ansible centos -m yum -a "name=nginx state=present"</text:span></text:span></text:p>
      <text:p text:style-name="P14"><text:span text:style-name="Source_20_Text"><text:span text:style-name="T21"># </text:span></text:span><text:span text:style-name="Source_20_Text"><text:span text:style-name="T22">ansible centos -m lineinfile -a "path=/etc/nginx/nginx.conf regexp='^(.*)listen <text:s text:c="6"/>80 default_server;(.*)$' line='listen <text:s text:c="6"/>8080 default_server; '"</text:span></text:span></text:p>
      <text:p text:style-name="P14"><text:span text:style-name="Source_20_Text"><text:span text:style-name="T22"># ansible centos -m command -a "sudo service nginx start"</text:span></text:span></text:p>
      <text:p text:style-name="P10">Step3:</text:p>
      <text:p text:style-name="P4"><text:span text:style-name="Source_20_Text"><text:span text:style-name="T27"><text:s text:c="3"/></text:span></text:span><text:span text:style-name="Source_20_Text"><text:span text:style-name="T17">* Configure Nginx - configure it to run as reverse proxy to apache</text:span></text:span></text:p>
      <text:p text:style-name="P11"><text:bookmark text:name="user-content-reference"/><text:span text:style-name="T33">(pending,still working on this problem)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2:11:51.474817892</meta:creation-date>
    <meta:editing-duration>PT5M14S</meta:editing-duration>
    <meta:editing-cycles>2</meta:editing-cycles>
    <meta:generator>LibreOffice/5.1.6.2$Linux_X86_64 LibreOffice_project/10m0$Build-2</meta:generator>
    <dc:date>2018-06-14T03:27:35.584221088</dc:date>
    <meta:document-statistic meta:table-count="0" meta:image-count="0" meta:object-count="0" meta:page-count="2" meta:paragraph-count="35" meta:word-count="261" meta:character-count="1772" meta:non-whitespace-character-count="1478"/>
  </office:meta>
</office:document-meta>
</file>